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fo:min-height="15.912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T1" style:family="text">
      <style:text-properties fo:color="#280099" style:text-outline="false" style:text-line-through-style="none" fo:font-size="24pt" fo:font-style="normal" fo:text-shadow="none" style:text-underline-style="none" fo:font-weight="normal" style:font-family-asian="TimesNewRomanPSMT" style:font-family-generic-asian="roman" style:font-size-asian="24pt" style:font-style-asian="normal" style:font-weight-asian="normal" style:font-family-complex="TimesNewRomanPSMT" style:font-family-generic-complex="roman" style:font-size-complex="24pt" style:font-style-complex="normal" style:font-weight-complex="normal" style:text-emphasize="none" style:font-relief="none"/>
    </style:style>
    <style:style style:name="T2" style:family="text">
      <style:text-properties fo:color="#280099" style:text-outline="false" style:text-line-through-style="none" fo:font-size="18pt" fo:font-style="normal" fo:text-shadow="none" style:text-underline-style="none" fo:font-weight="normal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 presentation:user-transformed="true">
          <draw:text-box>
            <text:p><text:span text:style-name="T1">ALMA MATER STUDIORUM - UNIVERSITÀ DI BOLOGNA</text:span><text:span text:style-name="T1"><text:line-break/></text:span><text:span text:style-name="T1"><text:line-break/></text:span><text:span text:style-name="T2">FACOLTÀ DI SCIENZE MATEMATICHE, FISICHE E NATURALI</text:span></text:p>
            <text:p><text:span text:style-name="T2"/></text:p>
            <text:p><text:span text:style-name="T2">CORSO di LAUREA in INFORMATICA</text:span></text:p>
            <text:p><text:span text:style-name="T2"/></text:p>
            <text:p><text:span text:style-name="T2">TESI DI LAUREA</text:span></text:p>
            <text:p><text:span text:style-name="T2">in</text:span></text:p>
            <text:p><text:span text:style-name="T2">Reti di calcolatori</text:span></text:p>
            <text:p><text:span text:style-name="T2"/></text:p>
            <text:p><text:span text:style-name="T2">QoS a supporto della mobilità di sistemi</text:span></text:p>
            <text:p><text:span text:style-name="T2">VoWLAN.</text:span></text:p>
            <text:p><text:span text:style-name="T2"/></text:p>
            <text:p><text:span text:style-name="T2">CANDIDATO RELATORE:</text:span></text:p>
            <text:p><text:span text:style-name="T2">Giacomo Ritucci Dott. Vittorio Ghini</text:span></text:p>
            <text:p><text:span text:style-name="T2"/></text:p>
            <text:p><text:span text:style-name="T2">Anno Accademico 2008/09</text:span></text:p>
            <text:p><text:span text:style-name="T2">Sessione I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como Ritucci</meta:initial-creator>
    <meta:creation-date>2009-12-01T18:40:06.04</meta:creation-date>
    <meta:editing-duration>PT00H08M35S</meta:editing-duration>
    <meta:editing-cycles>2</meta:editing-cycles>
    <dc:date>2009-12-01T18:48:12</dc:date>
    <dc:creator>Giacomo Ritucci</dc:creator>
    <meta:document-statistic meta:object-count="35"/>
    <meta:generator>OpenOffice.org/3.1$Win32 OpenOffice.org_project/310m19$Build-9420</meta:generator>
  </office:meta>
</office:document-meta>
</file>